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" fo:font-style="normal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" fo:font-style="normal" style:font-name-asian="Liberation Serif" style:font-style-asian="normal" style:font-name-complex="Liberation Serif" style:font-style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" fo:font-style="italic" fo:font-weight="bold" style:font-name-asian="Liberation Serif" style:font-style-asian="italic" style:font-weight-asian="bold" style:font-name-complex="Liberation Serif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" fo:font-style="italic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" fo:font-style="italic" style:font-name-asian="Liberation Serif" style:font-style-asian="italic" style:font-name-complex="Liberation Serif" style:font-style-complex="italic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" fo:font-style="normal" style:font-name-asian="Liberation Serif" style:font-style-asian="normal" style:font-name-complex="Liberation Serif" style:font-style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tyle="normal" style:font-style-asian="normal" style:font-style-complex="normal"/>
    </style:style>
    <style:style style:name="T1" style:family="text">
      <style:text-properties style:font-name="Liberation Seri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7" style:family="text">
      <style:text-properties style:text-position="sub 58%" style:font-name="Liberation Serif" style:font-name-asian="Liberation Serif" style:font-name-complex="Liberation Serif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text-position="0% 100%" style:font-name="Liberation Serif" style:font-name-asian="Liberation Serif" style:font-name-complex="Liberation Serif"/>
    </style:style>
    <style:style style:name="T11" style:family="text">
      <style:text-properties style:text-position="0% 100%"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12" style:family="text">
      <style:text-properties style:text-position="0% 100%" style:font-name="Liberation Serif" fo:font-weight="normal" style:font-weight-asian="normal" style:font-weight-complex="normal"/>
    </style:style>
    <style:style style:name="T13" style:family="text">
      <style:text-properties style:text-position="0% 100%" style:font-name="Liberation Serif" fo:font-weight="normal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Liberation Serif" fo:font-weight="normal" style:font-name-asian="Liberation Serif" style:font-weight-asian="normal" style:font-name-complex="Liberation Serif" style:font-weight-complex="normal"/>
    </style:style>
    <style:style style:name="T17" style:family="text">
      <style:text-properties style:text-position="super 58%"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 331 Assignment 2</text:p>
      <text:p text:style-name="P1">Written Answers</text:p>
      <text:p text:style-name="P1">Andrew Helwer</text:p>
      <text:p text:style-name="P1">10023875</text:p>
      <text:p text:style-name="P1"/>
      <text:p text:style-name="P3">Question 1 (b):</text:p>
      <text:p text:style-name="P2"/>
      <text:p text:style-name="P5">expandStack()</text:p>
      <text:p text:style-name="P2"/>
      <text:p text:style-name="P4">Instructions executed as a function of array length, n:</text:p>
      <text:p text:style-name="P7"/>
      <text:p text:style-name="P7">5n + 2</text:p>
      <text:p text:style-name="P7"/>
      <text:p text:style-name="P4">Proof that there exist positive <text:span text:style-name="T10">constants c</text:span><text:span text:style-name="T7">L</text:span><text:span text:style-name="T10"> and c</text:span><text:span text:style-name="T7">U</text:span><text:span text:style-name="T10"> such that the best case running time is at least c</text:span><text:span text:style-name="T7">L </text:span><text:span text:style-name="T10">n and the worst case running time is at most c</text:span><text:span text:style-name="T7">U </text:span><text:span text:style-name="T10">n when the initial length of the array is n:</text:span></text:p>
      <text:p text:style-name="P7"/>
      <text:p text:style-name="P7">Subproof (a): (5n + 2) <text:span text:style-name="T1">Є Ο(n):</text:span></text:p>
      <text:p text:style-name="P7"><text:tab/>Let <text:s/>f(n) = 5n + 2 and g(n) = n</text:p>
      <text:p text:style-name="P7"><text:tab/>Set c<text:span text:style-name="T4">U</text:span><text:span text:style-name="T8"> = 6 and N</text:span><text:span text:style-name="T4">0</text:span><text:span text:style-name="T8"> = 2. Let n be any real number such that n </text:span><text:span text:style-name="T9">≥ N</text:span><text:span text:style-name="T5">0</text:span><text:span text:style-name="T9">. Then n ≥ 2, so:</text:span></text:p>
      <text:p text:style-name="P9"/>
      <text:p text:style-name="P9"><text:tab/>f(n) = 5n + 2</text:p>
      <text:p text:style-name="P9"><text:tab/>f(n) ≤ 5n + n<text:tab/><text:tab/>(since n ≥ 2 if n ≥ 2)</text:p>
      <text:p text:style-name="P7"><text:span text:style-name="T9"><text:tab/>f(n) ≤ 6n = 6</text:span><text:span text:style-name="T10">•</text:span><text:span text:style-name="T9">g(n) = c</text:span><text:span text:style-name="T5">U</text:span><text:span text:style-name="T10">•g(n)</text:span></text:p>
      <text:p text:style-name="P10"/>
      <text:p text:style-name="P10"><text:tab/>It follows by definition that f(n) Є Ο(g(n)), and so 5n + 2 <text:s/>Є <text:s/>Ο(n).</text:p>
      <text:p text:style-name="P10"/>
      <text:p text:style-name="P10">Subproof (b): (5n + 2) Є Ω(n):</text:p>
      <text:p text:style-name="P10"><text:tab/>Let <text:s/>f(n) = 5n + 2 and g(n) = n</text:p>
      <text:p text:style-name="P7"><text:tab/>Set c<text:span text:style-name="T4">L</text:span><text:span text:style-name="T8"> = 1 and N</text:span><text:span text:style-name="T4">0</text:span><text:span text:style-name="T8"> = 2. Let n be any real number such that n </text:span><text:span text:style-name="T9">≥ N</text:span><text:span text:style-name="T5">0</text:span><text:span text:style-name="T9">. Then n ≥ 2, so:</text:span></text:p>
      <text:p text:style-name="P9"/>
      <text:p text:style-name="P9"><text:tab/>f(n) = 5n + 2</text:p>
      <text:p text:style-name="P7"><text:span text:style-name="T9"><text:tab/>f(n) ≥ 5n </text:span><text:span text:style-name="T10">−</text:span><text:span text:style-name="T9"> 4n<text:tab/><text:tab/>(since </text:span><text:span text:style-name="T10">−4</text:span><text:span text:style-name="T9">n ≤ </text:span><text:span text:style-name="T10">−8</text:span><text:span text:style-name="T9"> ≤ 2 if n ≥ 2)</text:span></text:p>
      <text:p text:style-name="P7"><text:span text:style-name="T9"><text:tab/>f(n) ≥ n = 1</text:span><text:span text:style-name="T10">•</text:span><text:span text:style-name="T9">g(n) = <text:s/>c</text:span><text:span text:style-name="T5">L</text:span><text:span text:style-name="T10">•g(n)</text:span></text:p>
      <text:p text:style-name="P10"/>
      <text:p text:style-name="P10"><text:tab/>It follows by definition that f(n) Є Ω(g(n)), and so (5n + 2) Є Ω(n).</text:p>
      <text:p text:style-name="P10"/>
      <text:p text:style-name="P7"><text:span text:style-name="T10">Since in subproof (a) it was shown that (</text:span><text:span text:style-name="T13">5n + 2</text:span><text:span text:style-name="T10">) Є Ο(n) and in subproof (b) is was shown that </text:span></text:p>
      <text:p text:style-name="P7"><text:span text:style-name="T10">(</text:span><text:span text:style-name="T13">5n + 2</text:span><text:span text:style-name="T10">) Є Ω(n), it logically follows that there exist positive constants c</text:span><text:span text:style-name="T7">L</text:span><text:span text:style-name="T10"> = 1 and c</text:span><text:span text:style-name="T7">U </text:span><text:span text:style-name="T10">= 6 such that the best case running time is at least c</text:span><text:span text:style-name="T7">L </text:span><text:span text:style-name="T10">n and the worst case running time is at most c</text:span><text:span text:style-name="T7">U </text:span><text:span text:style-name="T10">n when the initial length of the array is n. □</text:span></text:p>
      <text:p text:style-name="P10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contractStack()</text:p>
      <text:p text:style-name="P6"/>
      <text:p text:style-name="P6">Instructions executed as a function of array length, n:</text:p>
      <text:p text:style-name="P8"/>
      <text:p text:style-name="P8">5n/4</text:p>
      <text:p text:style-name="P7"/>
      <text:p text:style-name="P4"><text:span text:style-name="T1">Proof that there exist positive </text:span><text:span text:style-name="T10">constants c</text:span><text:span text:style-name="T7">L</text:span><text:span text:style-name="T10"> and c</text:span><text:span text:style-name="T7">U </text:span><text:span text:style-name="T10">such that the best case running time is at least c</text:span><text:span text:style-name="T7">L </text:span><text:span text:style-name="T10">n and the worst case running time is at most c</text:span><text:span text:style-name="T7">U </text:span><text:span text:style-name="T10">n when the initial length of the array is n:</text:span></text:p>
      <text:p text:style-name="P7"/>
      <text:p text:style-name="P7">Subproof (a): (<text:span text:style-name="T14">5n/4</text:span>) <text:span text:style-name="T1">Є Ο(n):</text:span></text:p>
      <text:p text:style-name="P7"><text:tab/>Let <text:s/>f(n) = <text:span text:style-name="T14">5n/4</text:span> and g(n) = n</text:p>
      <text:p text:style-name="P7"><text:tab/>Set c<text:span text:style-name="T4">U</text:span><text:span text:style-name="T8"> = 6 and N</text:span><text:span text:style-name="T4">0</text:span><text:span text:style-name="T8"> = 2. Let n be any real number such that n </text:span><text:span text:style-name="T9">≥ N</text:span><text:span text:style-name="T5">0</text:span><text:span text:style-name="T9">. Then n ≥ 2, so:</text:span></text:p>
      <text:p text:style-name="P9"/>
      <text:p text:style-name="P7"><text:span text:style-name="T9"><text:tab/>f(n) = </text:span><text:span text:style-name="T12">5n/4</text:span></text:p>
      <text:p text:style-name="P9"><text:tab/>f(n) ≤ 5n/4 + 19n/4<text:tab/><text:tab/>(since 19n/4 ≥ 2 if n ≥ 2)</text:p>
      <text:p text:style-name="P7"><text:span text:style-name="T9"><text:tab/>f(n) ≤ 6n = 6</text:span><text:span text:style-name="T10">•</text:span><text:span text:style-name="T9">g(n) = c</text:span><text:span text:style-name="T5">U</text:span><text:span text:style-name="T10">•g(n)</text:span></text:p>
      <text:p text:style-name="P10"/>
      <text:p text:style-name="P7"><text:span text:style-name="T10"><text:tab/>It follows by definition that f(n) Є Ο(g(n)), and so </text:span><text:span text:style-name="T13">5n/4</text:span><text:span text:style-name="T10"> <text:s/>Є <text:s/>Ο(n).</text:span></text:p>
      <text:p text:style-name="P10"/>
      <text:p text:style-name="P7"><text:span text:style-name="T10">Subproof (b): (</text:span><text:span text:style-name="T13">5n/4</text:span><text:span text:style-name="T10">) Є Ω(n):</text:span></text:p>
      <text:p text:style-name="P7"><text:span text:style-name="T10"><text:tab/>Let <text:s/>f(n) = </text:span><text:span text:style-name="T13">5n/4</text:span><text:span text:style-name="T10"> and g(n) = n</text:span></text:p>
      <text:p text:style-name="P7"><text:tab/>Set c<text:span text:style-name="T4">L</text:span><text:span text:style-name="T8"> = 1 and N</text:span><text:span text:style-name="T4">0</text:span><text:span text:style-name="T8"> = 2. Let n be any real number such that n </text:span><text:span text:style-name="T9">≥ N</text:span><text:span text:style-name="T5">0</text:span><text:span text:style-name="T9">. Then n ≥ 2, so:</text:span></text:p>
      <text:p text:style-name="P9"/>
      <text:p text:style-name="P7"><text:span text:style-name="T9"><text:tab/>f(n) = </text:span><text:span text:style-name="T12">5n/4</text:span></text:p>
      <text:p text:style-name="P7"><text:span text:style-name="T9"><text:tab/>f(n) ≥ 5n/4 </text:span><text:span text:style-name="T10">−</text:span><text:span text:style-name="T9"> n/4<text:tab/><text:tab/>(since </text:span><text:span text:style-name="T10">−</text:span><text:span text:style-name="T9">n/4 ≤ </text:span><text:span text:style-name="T10">−1/2</text:span><text:span text:style-name="T9"> ≤ 2 if n ≥ 2)</text:span></text:p>
      <text:p text:style-name="P7"><text:span text:style-name="T9"><text:tab/>f(n) ≥ n = 1</text:span><text:span text:style-name="T10">•</text:span><text:span text:style-name="T9">g(n) = <text:s/>c</text:span><text:span text:style-name="T5">L</text:span><text:span text:style-name="T10">•g(n)</text:span></text:p>
      <text:p text:style-name="P10"/>
      <text:p text:style-name="P7"><text:span text:style-name="T10"><text:tab/>It follows by definition that f(n) Є Ω(g(n)), and so (</text:span><text:span text:style-name="T13">5n/4</text:span><text:span text:style-name="T10">) Є Ω(n).</text:span></text:p>
      <text:p text:style-name="P10"/>
      <text:p text:style-name="P7"><text:span text:style-name="T10">Since in subproof (a) it was shown that (</text:span><text:span text:style-name="T13">5n/4</text:span><text:span text:style-name="T10">) Є Ο(n) and in subproof (b) is was shown that </text:span></text:p>
      <text:p text:style-name="P7"><text:span text:style-name="T10">(</text:span><text:span text:style-name="T13">5n/4</text:span><text:span text:style-name="T10">) Є Ω(n), it logically follows that there exist positive constants c</text:span><text:span text:style-name="T7">L</text:span><text:span text:style-name="T10"> = 1 and c</text:span><text:span text:style-name="T7">U </text:span><text:span text:style-name="T10">= 6 such that the best case running time is at least c</text:span><text:span text:style-name="T7">L </text:span><text:span text:style-name="T10">n and the worst case running time is at most c</text:span><text:span text:style-name="T7">U </text:span><text:span text:style-name="T10">n when the initial length of the array is n. □</text:span></text:p>
      <text:p text:style-name="P10"/>
      <text:p text:style-name="P13">Question 1 (b) conclusion:</text:p>
      <text:p text:style-name="P11"/>
      <text:p text:style-name="P5"><text:span text:style-name="T11">Thus it has been shown that that there exist positive constants c</text:span><text:span text:style-name="T6">L</text:span><text:span text:style-name="T11"> = 1 and c</text:span><text:span text:style-name="T6">U </text:span><text:span text:style-name="T11">= 6 such that the best case running time of both </text:span><text:span text:style-name="T13">expandStack()</text:span><text:span text:style-name="T11"> and </text:span><text:span text:style-name="T13">contractStack()</text:span><text:span text:style-name="T11"> is at least c</text:span><text:span text:style-name="T6">L </text:span><text:span text:style-name="T11">n and the worst case running time is at most c</text:span><text:span text:style-name="T6">U </text:span><text:span text:style-name="T11">n when the initial length of the array is n. □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Question 2:</text:p>
      <text:p text:style-name="P11"/>
      <text:p text:style-name="P5"><text:span text:style-name="T11">The first 32 operations on the stack will be </text:span><text:span text:style-name="T13">push(obj)</text:span><text:span text:style-name="T11"> operations.</text:span></text:p>
      <text:p text:style-name="P11"/>
      <text:p text:style-name="P11">This causes the array to have a capacity of 32 and the stack to have a size of 32.</text:p>
      <text:p text:style-name="P11"/>
      <text:p text:style-name="P5"><text:span text:style-name="T11">Consider the following code, for n ≥ N</text:span><text:span text:style-name="T6">0</text:span><text:span text:style-name="T11"> = 32, the above conditions fulfilled, and stack s of length m:</text:span></text:p>
      <text:p text:style-name="P11"/>
      <text:p text:style-name="P11">s.push(5);</text:p>
      <text:p text:style-name="P11">for (int i = 0; i &lt;= a•n i++)</text:p>
      <text:p text:style-name="P11">{</text:p>
      <text:p text:style-name="P11"><text:tab/>s.pop();</text:p>
      <text:p text:style-name="P11"><text:tab/>s.pop();</text:p>
      <text:p text:style-name="P11"><text:tab/>s.push(5);</text:p>
      <text:p text:style-name="P11"><text:tab/>s.push(5);</text:p>
      <text:p text:style-name="P11">}</text:p>
      <text:p text:style-name="P11"/>
      <text:p text:style-name="P5"><text:span text:style-name="T11">The first operation will be a </text:span><text:span text:style-name="T13">push(obj)</text:span><text:span text:style-name="T11"> operation, which satisfies the conditions for expansion. The loop is then entered, and the first instruction is a </text:span><text:span text:style-name="T13">pop() </text:span><text:span text:style-name="T11">operation followed by another </text:span><text:span text:style-name="T13">pop()</text:span><text:span text:style-name="T11"> operation, which satisfies the conditions for contraction (array length greater than initial capacity, size of stack less than half of array length) and so executes </text:span><text:span text:style-name="T13">contractStack()</text:span><text:span text:style-name="T11">. The next operation is a </text:span><text:span text:style-name="T13">push(obj)</text:span><text:span text:style-name="T11"> operation followed by another </text:span><text:span text:style-name="T13">push(obj)</text:span><text:span text:style-name="T11"> operation, which again satisfies the condition for expansion.</text:span></text:p>
      <text:p text:style-name="P11"/>
      <text:p text:style-name="P7">The total cost of the loop body executing will be the cost of<text:span text:style-name="T2"> contractStack() </text:span>plus the cost of <text:span text:style-name="T2">expandStack()</text:span>. The cost of <text:span text:style-name="T2">contractStack()</text:span> is given as a function of the length of the array, m. However, m is also related to n by a constant multiple, since m and n are both integers. So, we can write n = b<text:span text:style-name="T10">•m where b is a positive integer, and therefore the total cost of this sequence of operations can be written as:</text:span></text:p>
      <text:p text:style-name="P10"/>
      <text:p text:style-name="P11">1 + (a•n + 1) • ([3] + [5{n/b}/4 + 3] + [3] + [5{n/b} + 2 + 3]) + <text:s/>a•n</text:p>
      <text:p text:style-name="P11"/>
      <text:p text:style-name="P11">1 + (a•n + 1) • (25n/4b + 14) + a•n</text:p>
      <text:p text:style-name="P11"/>
      <text:p text:style-name="P11">25a•n<text:span text:style-name="T15">2</text:span>/4b + 85a•n/4b + 15</text:p>
      <text:p text:style-name="P11"/>
      <text:p text:style-name="P11">25j•n<text:span text:style-name="T15">2</text:span>/4 + 85j•n/4 + 15</text:p>
      <text:p text:style-name="P11"/>
      <text:p text:style-name="P11">where the substitution of n/b for m is indicated by {} in the first line, j = a/b, and n is the number of operations performed.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Proof that (25j•n<text:span text:style-name="T15">2</text:span>/4 + 85j•n/4 + 15) Є Ω(n<text:span text:style-name="T15">2</text:span>): (note: the constant j is a positive integer)</text:p>
      <text:p text:style-name="P11"/>
      <text:p text:style-name="P7">Let <text:s/>f(n) = <text:span text:style-name="T13">25j•n</text:span><text:span text:style-name="T16">2</text:span><text:span text:style-name="T13">/4 + 85j•n/4 + 15</text:span> and g(n) = <text:s/><text:span text:style-name="T13">n</text:span><text:span text:style-name="T16">2</text:span></text:p>
      <text:p text:style-name="P11">Set c = j and N<text:span text:style-name="T4">0</text:span> = 15. Let n be any real number such that n ≥ N<text:span text:style-name="T4">0</text:span>. Then n ≥ 15, so:</text:p>
      <text:p text:style-name="P11"/>
      <text:p text:style-name="P11">f(n) = 25j•n<text:span text:style-name="T15">2</text:span>/4 + 85j•n/4 + 15</text:p>
      <text:p text:style-name="P11">f(n) ≥ 25j•n<text:span text:style-name="T15">2</text:span>/4 − 17j•n<text:span text:style-name="T15">2</text:span>/4 + 15<text:tab/>(−17j•n<text:span text:style-name="T15">2</text:span>/4 ≤ 85j•n/4 if n ≥ 15)</text:p>
      <text:p text:style-name="P11">f(n) ≥ 2j•n<text:span text:style-name="T15">2</text:span> − n<text:span text:style-name="T15">2<text:tab/><text:tab/><text:tab/></text:span>(−n<text:span text:style-name="T15">2</text:span> ≤ 15 if n ≥ 15)</text:p>
      <text:p text:style-name="P11">f(n) ≥ j•n<text:span text:style-name="T15">2</text:span> = j•g(n) = c•g(n)</text:p>
      <text:p text:style-name="P11"/>
      <text:p text:style-name="P10">It follows by definition that f(n) Є Ω(g(n)), and so <text:span text:style-name="T14">(25c•n</text:span><text:span text:style-name="T17">2</text:span><text:span text:style-name="T14">/4 + 85c•n/4 + 15) Є Ω(n</text:span><text:span text:style-name="T17">2</text:span><text:span text:style-name="T14">).</text:span></text:p>
      <text:p text:style-name="P11"/>
      <text:p text:style-name="P11">Thus it has been shown that the amortized cost is Ω(n) instead of <text:s/>Ω(1) with this algorithm, since Ω(n<text:span text:style-name="T15">2</text:span>/n) = Ω(n). □</text:p>
      <text:p text:style-name="P10"/>
      <text:p text:style-name="P12">Question 3:</text:p>
      <text:p text:style-name="P10"/>
      <text:p text:style-name="P10">All tests are included in the source file “TestArrayStack.java”, and are designed specifically to test the source file “IArrayStack.java”, using the JUnit testing framework.</text:p>
      <text:p text:style-name="P10"/>
      <text:p text:style-name="P15">test_Constructor()</text:p>
      <text:p text:style-name="P10"/>
      <text:p text:style-name="P10">This method tests whether the constructor properly initializes the stack.</text:p>
      <text:p text:style-name="P10"/>
      <text:p text:style-name="P15">test_Push_Basic()</text:p>
      <text:p text:style-name="P10"/>
      <text:p text:style-name="P15"><text:span text:style-name="T3">This function tests the basic use of the </text:span>push()<text:span text:style-name="T3"> method, by adding a single element and testing to see if the correct value was returned and the size of the stack updated accordingly, with the size of the array left unchanged.</text:span></text:p>
      <text:p text:style-name="P10"/>
      <text:p text:style-name="P15">test_Push_Expand()</text:p>
      <text:p text:style-name="P10"/>
      <text:p text:style-name="P15"><text:span text:style-name="T3">This function tests the </text:span>push()<text:span text:style-name="T3"> method under conditions that require the </text:span>expandStack()<text:span text:style-name="T3"> method to be called. The returned value, size of the stack, and doubled size of the array are tested for.</text:span></text:p>
      <text:p text:style-name="P10"/>
      <text:p text:style-name="P15">test_Pop_Basic()</text:p>
      <text:p text:style-name="P10"/>
      <text:p text:style-name="P15"><text:span text:style-name="T3">This function tests the basic use of the </text:span>pop()<text:span text:style-name="T3"> method, by removing a single element and testing to see if the correct value was returned and the size of the stack updated accordingly, with the size of the array left unchanged.</text:span></text:p>
      <text:p text:style-name="P10"/>
      <text:p text:style-name="P15">test_Pop_Empty()</text:p>
      <text:p text:style-name="P10"/>
      <text:p text:style-name="P15"><text:span text:style-name="T3">This function tests whether the proper exception is thrown if the </text:span>pop()<text:span text:style-name="T3"> method is used on an empty stack.</text:span></text:p>
      <text:p text:style-name="P10"/>
      <text:p text:style-name="P14"/>
      <text:p text:style-name="P14"/>
      <text:p text:style-name="P14"/>
      <text:p text:style-name="P14"><text:soft-page-break/></text:p>
      <text:p text:style-name="P14">test_Pop_Contract()</text:p>
      <text:p text:style-name="P11"/>
      <text:p text:style-name="P14"><text:span text:style-name="T3">This function tests the </text:span>pop()<text:span text:style-name="T3"> method under conditions that require the </text:span>contractStack()<text:span text:style-name="T3"> method to be called. The returned value, size of the stack, and halved size of the array are tested for. (Note: this method uncovered a bug regarding the returned value, which was subsequently patched).</text:span></text:p>
      <text:p text:style-name="P11"/>
      <text:p text:style-name="P14">test_Peek_Basic()</text:p>
      <text:p text:style-name="P11"/>
      <text:p text:style-name="P14"><text:span text:style-name="T3">This function tests the basic use of the </text:span>peek()<text:span text:style-name="T3"> method, by checking to see if it returns the value of the top element while leaving the rest of the stack unchanged.</text:span></text:p>
      <text:p text:style-name="P11"/>
      <text:p text:style-name="P14">test_Peek_Empty()</text:p>
      <text:p text:style-name="P11"/>
      <text:p text:style-name="P14"><text:span text:style-name="T3">This function tests whether the proper exception is thrown if the </text:span>peek()<text:span text:style-name="T3"> method is used on an empty stack.</text:span></text:p>
      <text:p text:style-name="P11"/>
      <text:p text:style-name="P14">test_Empty_NonEmptyStack()</text:p>
      <text:p text:style-name="P11"/>
      <text:p text:style-name="P14"><text:span text:style-name="T3">This function tests the </text:span>empty()<text:span text:style-name="T3"> method on a nonempty stack, checking to see if it returns false.</text:span></text:p>
      <text:p text:style-name="P11"/>
      <text:p text:style-name="P14">test_Empty_EmptyStack()</text:p>
      <text:p text:style-name="P11"/>
      <text:p text:style-name="P11">This function tests the empty() method on an empty stack, checking to see if it returns true.</text:p>
      <text:p text:style-name="P11"/>
      <text:p text:style-name="P14">Note: the getSize() and getCapacity() methods were used in the testing of other methods, and so further testing of the methods using functions specifically written for the purpose was considered redundant.</text:p>
      <text:p text:style-name="P14"/>
      <text:p text:style-name="P12">Question 5:</text:p>
      <text:p text:style-name="P11"/>
      <text:p text:style-name="P11">Using the Jrat profiler on the provided ManyOperations class, the following data was recorded:</text:p>
      <text:p text:style-name="P11"/>
      <text:p text:style-name="P11"><draw:frame draw:style-name="fr1" draw:name="Object1" text:anchor-type="paragraph" svg:width="6.3898in" svg:height="1.004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This is exactly what we would expect – looking at the “Average ms” data, it is shown that the <text:span text:style-name="T2">expandStack() </text:span>and <text:span text:style-name="T2">contractStack()</text:span> took the longest to execute out of the methods called. This fits with the assertion that the amortized cost of <text:span text:style-name="T2">expandStack()</text:span> and <text:span text:style-name="T2">contractStack()</text:span> is Ο(1), as opposed to the other methods which are executed using always a constant number of ste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Helwer</meta:initial-creator>
    <meta:creation-date>2009-10-21T20:47:09</meta:creation-date>
    <dc:date>2009-10-23T20:13:42</dc:date>
    <dc:creator>Andrew Helwer</dc:creator>
    <meta:editing-duration>PT02H18M58S</meta:editing-duration>
    <meta:editing-cycles>15</meta:editing-cycles>
    <meta:generator>OpenOffice.org/3.1$Linux OpenOffice.org_project/310m19$Build-9420</meta:generator>
    <meta:document-statistic meta:table-count="0" meta:image-count="0" meta:object-count="1" meta:page-count="5" meta:paragraph-count="101" meta:word-count="1484" meta:character-count="75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437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402in"/>
    </style:style>
    <style:style style:name="co5" style:family="table-column">
      <style:table-column-properties fo:break-before="auto" style:column-width="1.165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Total ms</text:p>
          </table:table-cell>
          <table:table-cell table:style-name="ce1" office:value-type="string">
            <text:p>Average ms</text:p>
          </table:table-cell>
          <table:table-cell table:style-name="ce1" office:value-type="string">
            <text:p>Total Method ms</text:p>
          </table:table-cell>
          <table:table-cell table:style-name="ce1" office:value-type="string">
            <text:p>Method Time %</text:p>
          </table:table-cell>
        </table:table-row>
        <table:table-row table:style-name="ro1">
          <table:table-cell office:value-type="string">
            <text:p>ManyOperations</text:p>
          </table:table-cell>
          <table:table-cell office:value-type="string">
            <text:p>main(String[])</text:p>
          </table:table-cell>
          <table:table-cell table:number-columns-repeated="2" office:value-type="float" office:value="6029">
            <text:p>6029</text:p>
          </table:table-cell>
          <table:table-cell office:value-type="float" office:value="3265">
            <text:p>3265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string">
            <text:p>IarrayStack</text:p>
          </table:table-cell>
          <table:table-cell office:value-type="string">
            <text:p>push(int)</text:p>
          </table:table-cell>
          <table:table-cell office:value-type="float" office:value="1360">
            <text:p>1360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office:value-type="string">
            <text:p>IarrayStack</text:p>
          </table:table-cell>
          <table:table-cell office:value-type="string">
            <text:p>expandStack()</text:p>
          </table:table-cell>
          <table:table-cell office:value-type="float" office:value="40">
            <text:p>40</text:p>
          </table:table-cell>
          <table:table-cell office:value-type="float" office:value="0.04">
            <text:p>0.04</text:p>
          </table:table-cell>
          <table:table-cell office:value-type="float" office:value="40">
            <text:p>4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IarrayStack</text:p>
          </table:table-cell>
          <table:table-cell office:value-type="string">
            <text:p>pop()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string">
            <text:p>IarrayStack</text:p>
          </table:table-cell>
          <table:table-cell office:value-type="string">
            <text:p>contractStack()</text:p>
          </table:table-cell>
          <table:table-cell office:value-type="float" office:value="11">
            <text:p>11</text:p>
          </table:table-cell>
          <table:table-cell office:value-type="float" office:value="0.01">
            <text:p>0.01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10/23/2009</text:date>, <text:time>20:0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